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Weekly Demand</text:p>
          </table:table-cell>
          <table:table-cell table:number-columns-repeated="5"/>
          <table:table-cell table:formula="of:=24*40 + 35*32" office:value-type="float" office:value="2080" calcext:value-type="float">
            <text:p>2080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450" calcext:value-type="float">
            <text:p>2450</text:p>
          </table:table-cell>
          <table:table-cell table:number-columns-repeated="5"/>
          <table:table-cell office:value-type="float" office:value="44.156993007" calcext:value-type="float">
            <text:p>44.156993007</text:p>
          </table:table-cell>
          <table:table-cell table:number-columns-repeated="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number-columns-repeated="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900" calcext:value-type="float">
            <text:p>2900</text:p>
          </table:table-cell>
          <table:table-cell table:number-columns-repeated="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800" calcext:value-type="float">
            <text:p>2800</text:p>
          </table:table-cell>
          <table:table-cell table:number-columns-repeated="1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960" calcext:value-type="float">
            <text:p>1960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Machine 1</text:p>
          </table:table-cell>
          <table:table-cell table:style-name="ce1" office:value-type="string" calcext:value-type="string">
            <text:p>Machine 2</text:p>
          </table:table-cell>
          <table:table-cell table:style-name="ce1" office:value-type="string" calcext:value-type="string">
            <text:p>Machine 3</text:p>
          </table:table-cell>
          <table:table-cell table:style-name="ce1" office:value-type="string" calcext:value-type="string">
            <text:p>Machine 4</text:p>
          </table:table-cell>
          <table:table-cell table:style-name="ce1" office:value-type="string" calcext:value-type="string">
            <text:p>Machine 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Part 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number-columns-repeated="3"/>
          <table:table-cell table:number-columns-repeated="7"/>
        </table:table-row>
        <table:table-row table:style-name="ro2">
          <table:table-cell table:style-name="ce1" office:value-type="string" calcext:value-type="string">
            <text:p>Part 2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1" office:value-type="string" calcext:value-type="string">
            <text:p>Part 3</text:p>
          </table:table-cell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1" office:value-type="string" calcext:value-type="string">
            <text:p>Part 4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3"/>
          <table:table-cell table:style-name="ce2" office:value-type="float" office:value="60" calcext:value-type="float">
            <text:p>60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Part 5</text:p>
          </table:table-cell>
          <table:table-cell table:style-name="ce3" table:number-columns-repeated="2"/>
          <table:table-cell table:style-name="ce2" office:value-type="float" office:value="45" calcext:value-type="float">
            <text:p>45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Machine 1</text:p>
          </table:table-cell>
          <table:table-cell table:style-name="ce1" office:value-type="string" calcext:value-type="string">
            <text:p>Machine 2</text:p>
          </table:table-cell>
          <table:table-cell table:style-name="ce1" office:value-type="string" calcext:value-type="string">
            <text:p>Machine 3</text:p>
          </table:table-cell>
          <table:table-cell table:style-name="ce1" office:value-type="string" calcext:value-type="string">
            <text:p>Machine 4</text:p>
          </table:table-cell>
          <table:table-cell table:style-name="ce1" office:value-type="string" calcext:value-type="string">
            <text:p>Machine 5</text:p>
          </table:table-cell>
          <table:table-cell table:number-columns-repeated="2"/>
          <table:table-cell table:style-name="ce1" office:value-type="string" calcext:value-type="string">
            <text:p>Machine 1</text:p>
          </table:table-cell>
          <table:table-cell table:style-name="ce1" office:value-type="string" calcext:value-type="string">
            <text:p>Machine 2</text:p>
          </table:table-cell>
          <table:table-cell table:style-name="ce1" office:value-type="string" calcext:value-type="string">
            <text:p>Machine 3</text:p>
          </table:table-cell>
          <table:table-cell table:style-name="ce1" office:value-type="string" calcext:value-type="string">
            <text:p>Machine 4</text:p>
          </table:table-cell>
          <table:table-cell table:style-name="ce1" office:value-type="string" calcext:value-type="string">
            <text:p>Machine 5</text:p>
          </table:table-cell>
        </table:table-row>
        <table:table-row table:style-name="ro2">
          <table:table-cell table:style-name="ce1" office:value-type="string" calcext:value-type="string">
            <text:p>Part 1</text:p>
          </table:table-cell>
          <table:table-cell office:value-type="float" office:value="32.0833333333333" calcext:value-type="float">
            <text:p>32.0833333333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art 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7.4949494949495" calcext:value-type="float">
            <text:p>77.4949494949</text:p>
          </table:table-cell>
          <table:table-cell table:style-name="ce4" office:value-type="float" office:value="42.6666666666667" calcext:value-type="float">
            <text:p>42.66666666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art 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7.3333333333333" calcext:value-type="float">
            <text:p>37.333333333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art 4</text:p>
          </table:table-cell>
          <table:table-cell table:style-name="ce4" office:value-type="float" office:value="47.9166666666667" calcext:value-type="float">
            <text:p>47.91666666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6.9212121212121" calcext:value-type="float">
            <text:p>16.92121212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.95699300699301" calcext:value-type="float">
            <text:p>6.956993007</text:p>
          </table:table-cell>
        </table:table-row>
        <table:table-row table:style-name="ro2">
          <table:table-cell table:style-name="ce1" office:value-type="string" calcext:value-type="string">
            <text:p>Part 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.5050505050505" calcext:value-type="float">
            <text:p>2.50505050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.0787878787879" calcext:value-type="float">
            <text:p>63.07878787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Objective</text:p>
          </table:table-cell>
          <table:table-cell table:formula="of:=SUM([.I16:.M20])" office:value-type="float" office:value="46.956993006993" calcext:value-type="float">
            <text:p>46.956993007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s</text:p>
          </table:table-cell>
          <table:table-cell office:value-type="string" calcext:value-type="string">
            <text:p>RH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t1</text:p>
          </table:table-cell>
          <table:table-cell table:formula="of:=([.B9]*([.B16]+[.I16]) + [.C9]*([.C16]+[.J16]))*0.6" office:value-type="float" office:value="2450" calcext:value-type="float">
            <text:p>2450</text:p>
          </table:table-cell>
          <table:table-cell office:value-type="string" calcext:value-type="string">
            <text:p>&gt;=</text:p>
          </table:table-cell>
          <table:table-cell table:formula="of:=[.B2]" office:value-type="float" office:value="2450" calcext:value-type="float">
            <text:p>24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t2</text:p>
          </table:table-cell>
          <table:table-cell table:formula="of:=0.55*(SUMPRODUCT([.C10:.E10];[.C17:.E17])+SUMPRODUCT([.C10:.E10];[.J17:.L17]))" office:value-type="float" office:value="2100" calcext:value-type="float">
            <text:p>2100</text:p>
          </table:table-cell>
          <table:table-cell office:value-type="string" calcext:value-type="string">
            <text:p>&gt;=</text:p>
          </table:table-cell>
          <table:table-cell table:formula="of:=[.B3]" office:value-type="float" office:value="2100" calcext:value-type="float">
            <text:p>21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t3</text:p>
          </table:table-cell>
          <table:table-cell table:formula="of:=0.75*([.E11]*([.E18]+[.L18]))" office:value-type="float" office:value="2900" calcext:value-type="float">
            <text:p>2900</text:p>
          </table:table-cell>
          <table:table-cell office:value-type="string" calcext:value-type="string">
            <text:p>&gt;=</text:p>
          </table:table-cell>
          <table:table-cell table:formula="of:=[.B4]" office:value-type="float" office:value="2900" calcext:value-type="float">
            <text:p>29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t4</text:p>
          </table:table-cell>
          <table:table-cell table:formula="of:=0.65*([.B12]*([.B19]+[.I19])+[.F12]*([.F19]+[.M19]))" office:value-type="float" office:value="2800" calcext:value-type="float">
            <text:p>2800</text:p>
          </table:table-cell>
          <table:table-cell office:value-type="string" calcext:value-type="string">
            <text:p>&gt;=</text:p>
          </table:table-cell>
          <table:table-cell table:formula="of:=[.B5]" office:value-type="float" office:value="2800" calcext:value-type="float">
            <text:p>28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t5</text:p>
          </table:table-cell>
          <table:table-cell table:formula="of:=0.6*([.D13]*([.D20]+[.K20])+[.F13]*([.F20]+[.M20]))" office:value-type="float" office:value="1960" calcext:value-type="float">
            <text:p>1960</text:p>
          </table:table-cell>
          <table:table-cell office:value-type="string" calcext:value-type="string">
            <text:p>&gt;=</text:p>
          </table:table-cell>
          <table:table-cell table:formula="of:=[.B6]" office:value-type="float" office:value="1960" calcext:value-type="float">
            <text:p>196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on-overtim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chine 1</text:p>
          </table:table-cell>
          <table:table-cell table:formula="of:=[.B16]+[.B19]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chine 2</text:p>
          </table:table-cell>
          <table:table-cell table:formula="of:=[.C16]+[.C17]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chine 3</text:p>
          </table:table-cell>
          <table:table-cell table:formula="of:=[.D17]+[.D20]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chine 4</text:p>
          </table:table-cell>
          <table:table-cell table:formula="of:=[.E17]+[.E18]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chine 5</text:p>
          </table:table-cell>
          <table:table-cell table:formula="of:=[.F19]+[.F20]" office:value-type="float" office:value="80" calcext:value-type="float">
            <text:p>80</text:p>
          </table:table-cell>
          <table:table-cell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vertim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chine 1</text:p>
          </table:table-cell>
          <table:table-cell table:formula="of:=[.I16]+[.I19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chine 2</text:p>
          </table:table-cell>
          <table:table-cell table:formula="of:=[.J16]+[.J17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chine 3</text:p>
          </table:table-cell>
          <table:table-cell table:formula="of:=[.K17]+[.K20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chine 4</text:p>
          </table:table-cell>
          <table:table-cell table:formula="of:=[.L17]+[.L18]" office:value-type="float" office:value="40" calcext:value-type="float">
            <text:p>40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chine 5</text:p>
          </table:table-cell>
          <table:table-cell table:formula="of:=[.M19]+[.M20]" office:value-type="float" office:value="6.95699300699301" calcext:value-type="float">
            <text:p>6.956993007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8:20:41.006686000</meta:creation-date>
    <dc:date>2016-07-05T19:11:55.014698000</dc:date>
    <meta:editing-duration>PT9M40S</meta:editing-duration>
    <meta:editing-cycles>1</meta:editing-cycles>
    <meta:document-statistic meta:table-count="1" meta:cell-count="177" meta:object-count="0"/>
    <meta:generator>LibreOffice/5.1.4.2$MacOSX_X86_64 LibreOffice_project/f99d75f39f1c57ebdd7ffc5f42867c12031db97a</meta:generator>
    <meta:user-defined meta:name=""/>
  </office:meta>
</office:document-meta>
</file>